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Footnote">
      <style:text-properties officeooo:rsid="04ba495b" officeooo:paragraph-rsid="04ba495b"/>
    </style:style>
    <style:style style:name="P3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fbc2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b50477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1dff054"/>
    </style:style>
    <style:style style:name="T27" style:family="text">
      <style:text-properties officeooo:rsid="023c6ef8"/>
    </style:style>
    <style:style style:name="T28" style:family="text">
      <style:text-properties officeooo:rsid="023d2c84"/>
    </style:style>
    <style:style style:name="T29" style:family="text">
      <style:text-properties officeooo:rsid="0273d3e5"/>
    </style:style>
    <style:style style:name="T30" style:family="text">
      <style:text-properties officeooo:rsid="02ad4da6"/>
    </style:style>
    <style:style style:name="T31" style:family="text">
      <style:text-properties officeooo:rsid="0303035b"/>
    </style:style>
    <style:style style:name="T32" style:family="text">
      <style:text-properties officeooo:rsid="03041613"/>
    </style:style>
    <style:style style:name="T33" style:family="text">
      <style:text-properties officeooo:rsid="030a829e"/>
    </style:style>
    <style:style style:name="T34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21">Esser-</text:span>Skala, 201<text:span text:style-name="T21">9</text:span></text:p>
      <text:p text:style-name="P22"/>
      <text:p text:style-name="P22"/>
      <text:p text:style-name="P20">© 201<text:span text:style-name="T21">9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19"/>
      <text:p text:style-name="P21">Music engraving by LilyPond 2.18.0 (http://www.lilypond.org).<text:span text:style-name="T18"><text:line-break/>Front matter</text:span> typeset with EB Garamond (http://www.georgduffner.at/ebgaramond).</text:p>
      <text:p text:style-name="P22"/>
      <text:p text:style-name="P18">First <text:span text:style-name="T21">version</text:span>, <text:span text:style-name="T28">December</text:span> 201<text:span text:style-name="T21">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4">of the </text:span><text:span text:style-name="T2">Missa</text:span><text:span text:style-name="T3"> Sancti Wolfgangi</text:span><text:span text:style-name="T4"> </text:span>bases upon <text:span text:style-name="T23">a copy in the Benediktinerabtei Niederaltaich. The digital version of the manuscript is available at</text:span></text:p>
      <text:p text:style-name="P16"><text:tab/><text:span text:style-name="T33">https://mirador.acdh.oeaw.ac.at/musikarchivspitz/D-NATk_E21/ </text:span>(siglum<text:span text:style-name="T24"> NA/SP (E-21)</text:span>)<text:span text:style-name="T29">.</text:span></text:p>
      <text:p text:style-name="P8"/>
      <text:p text:style-name="P2">In general, this edition closely follows the <text:span text:style-name="T25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0">. Accidentals are used according to modern conventions. Asterisks denote changes that are clarified in the detailed remarks below.</text:span></text:p>
      <text:p text:style-name="P24"/>
      <text:p text:style-name="P24"/>
      <text:p text:style-name="P35">g l o r i a</text:p>
      <text:p text:style-name="P2"/>
      <text:p text:style-name="P37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1">Abbreviations: <text:span text:style-name="T31">A, alto; B, basso; cor, horn; fl, flute; </text:span>Ms, manuscript;<text:span text:style-name="T27"> </text:span>org, organ; <text:span text:style-name="T26">r, rest; S, soprano; T, tenore; tr, tromba; timp, timpani; </text:span>vl, violin<text:span text:style-name="T26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0"><text:line-break/></text:span></text:p>
      <text:p text:style-name="P36"/>
      <text:p text:style-name="P11"/>
      <text:p text:style-name="P25">c r e d o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27">b e n e d i c t u s</text:p>
      <text:p text:style-name="P6"/>
      <text:p text:style-name="P14"><text:span text:style-name="T1">Bar<text:tab/>Staff<text:tab/>Note</text:span><text:span text:style-name="T12"><text:line-break/></text:span></text:p>
      <text:p text:style-name="P14"/>
      <text:p text:style-name="P14"/>
      <text:p text:style-name="P14"/>
      <text:p text:style-name="P14"/>
      <text:p text:style-name="P28">a g n u s <text:s text:c="2"/>d e i</text:p>
      <text:p text:style-name="P7"/>
      <text:p text:style-name="P14"><text:soft-page-break/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10"/>
      <text:p text:style-name="P10"/>
      <text:p text:style-name="P10"/>
      <text:p text:style-name="P10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22">Esser-</text:span>Skala</text:p>
      <text:p text:style-name="P32"/>
      <text:p text:style-name="P30"><text:line-break/>C O N T E N T S<text:span text:style-name="T32"><text:line-break/><text:line-break/></text:span></text:p>
      <text:p text:style-name="P33">1<text:tab/>Kyrie<text:tab/>1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6T21:57:52.260685385</dc:date>
    <dc:creator>Wolfgang Skala</dc:creator>
    <meta:editing-duration>P8DT4H34M18S</meta:editing-duration>
    <meta:editing-cycles>728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343" meta:character-count="2057" meta:non-whitespace-character-count="1718"/>
  </office:meta>
</office:document-meta>
</file>